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2.49pt solid 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ffffff" style:direction="ltr" style:rotation-angle="90" style:rotation-align="bottom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2.49pt solid #ffffff" style:direction="ltr" style:rotation-angle="90" style:rotation-align="bottom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3d85c6" style:diagonal-bl-tr="none" style:diagonal-tl-br="none" style:text-align-source="fix" style:repeat-content="false" fo:wrap-option="no-wrap" fo:border="2.49pt solid #ffffff" style:direction="ltr" style:rotation-angle="90" style:rotation-align="bottom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2.49pt solid #ffffff" style:direction="ltr" style:rotation-angle="90" style:rotation-align="bottom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2.49pt solid #ffffff" style:diagonal-bl-tr="none" style:diagonal-tl-br="none" fo:border-left="none" fo:border-right="none" style:rotation-align="none" fo:border-top="2.49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ackground-color="#f3f3f3" style:diagonal-bl-tr="none" style:diagonal-tl-br="none" style:text-align-source="value-type" style:repeat-content="false" fo:wrap-option="wrap" fo:border="2.49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ffffff" style:diagonal-bl-tr="none" style:diagonal-tl-br="none" fo:border-left="none" fo:border-right="2.49pt solid #ffffff" style:rotation-align="none" fo:border-top="2.49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2pt" style:font-style-complex="normal"/>
    </style:style>
    <style:style style:name="T2" style:family="text">
      <style:text-properties style:font-name="Arial" fo:color="#000000" style:font-style-asian="normal" style:font-name-complex="Arial" fo:text-shadow="none" style:text-position="0% 100%" style:text-outline="false" fo:font-style="normal" style:text-line-through-type="none" style:text-underline-style="none" style:text-underline-color="font-color" style:font-style-complex="normal" fo:font-size="11pt" fo:font-weight="normal" style:font-size-asian="11pt" style:font-size-complex="11pt" style:font-weight-asian="normal" style:font-weight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Week 1 ( DEC 1 - 6, 2024)</text:p>
          </table:table-cell>
          <table:covered-table-cell table:number-columns-repeated="6" table:style-name="ce7"/>
          <table:covered-table-cell table:style-name="ce11"/>
          <table:table-cell table:number-columns-repeated="1016"/>
        </table:table-row>
        <table:table-row table:style-name="ro1">
          <table:table-cell table:style-name="ce2"/>
          <table:table-cell table:style-name="ce8" office:value-type="string" calcext:value-type="string">
            <text:p>Sun</text:p>
            <text:p>01/12/2024</text:p>
          </table:table-cell>
          <table:table-cell table:style-name="ce8" office:value-type="string" calcext:value-type="string">
            <text:p> MON</text:p>
            <text:p>02/06/2024</text:p>
          </table:table-cell>
          <table:table-cell table:style-name="ce8" office:value-type="string" calcext:value-type="string">
            <text:p>TUE</text:p>
            <text:p>03/06/2024</text:p>
          </table:table-cell>
          <table:table-cell table:style-name="ce8" office:value-type="string" calcext:value-type="string">
            <text:p> WED</text:p>
            <text:p>04/12/2024</text:p>
          </table:table-cell>
          <table:table-cell table:style-name="ce8" office:value-type="string" calcext:value-type="string">
            <text:p> THU</text:p>
            <text:p>05/12/2024</text:p>
          </table:table-cell>
          <table:table-cell table:style-name="ce8" office:value-type="string" calcext:value-type="string">
            <text:p> FRI</text:p>
            <text:p>06/12/2024</text:p>
          </table:table-cell>
          <table:table-cell table:style-name="ce8" office:value-type="string" calcext:value-type="string">
            <text:p> SAT</text:p>
            <text:p>07/12/20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nstagram</text:p>
          </table:table-cell>
          <table:table-cell table:style-name="ce9" office:value-type="string" calcext:value-type="string">
            <text:p><text:span text:style-name="T1">Post</text:span><text:span text:style-name="T2">: Before-and-after results.</text:span></text:p>
            <text:p><text:span text:style-name="T3">Time: 2 PM</text:span></text:p>
            <text:p><text:span text:style-name="T3">CTA: "Read more reviews!"</text:span>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<text:span text:style-name="T1">Story:</text:span><text:span text:style-name="T2"> Poll on hair goals.</text:span></text:p>
            <text:p><text:span text:style-name="T3">Time: 12 PM</text:span></text:p>
            <text:p><text:span text:style-name="T3">CTA: "Vote now!"</text:span>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<text:span text:style-name="T1">Post</text:span><text:span text:style-name="T2">: Customer testimonials carousel.</text:span></text:p>
            <text:p><text:span text:style-name="T3">Time: 4 PM</text:span></text:p>
            <text:p><text:span text:style-name="T3">CTA: "Leave your review!"</text:span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Facebook</text:p>
          </table:table-cell>
          <table:table-cell table:style-name="ce9" office:value-type="string" calcext:value-type="string">
            <text:p><text:span text:style-name="T1">Post</text:span><text:span text:style-name="T2">: Before-and-after results.</text:span></text:p>
            <text:p><text:span text:style-name="T3">Time: 2 PM</text:span></text:p>
            <text:p><text:span text:style-name="T3">CTA: "Read more reviews!"</text:span></text:p>
          </table:table-cell>
          <table:table-cell table:number-columns-repeated="4" table:style-name="ce9" office:value-type="string" calcext:value-type="string">
            <text:p>-</text:p>
          </table:table-cell>
          <table:table-cell table:style-name="ce9" office:value-type="string" calcext:value-type="string">
            <text:p><text:span text:style-name="T1">Live</text:span><text:span text:style-name="T2">: Q&amp;A session.</text:span></text:p>
            <text:p><text:span text:style-name="T3">Time: 5 PM</text:span></text:p>
            <text:p><text:span text:style-name="T3">CTA: "Join us live!"</text:span></text:p>
          </table:table-cell>
          <table:table-cell table:style-name="ce9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LinkedIn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 office:value-type="string" calcext:value-type="string">
            <text:p><text:span text:style-name="T1">Article</text:span><text:span text:style-name="T2">: Why eco-friendly hair care matters.</text:span></text:p>
            <text:p><text:span text:style-name="T3">Time: 8 AM</text:span></text:p>
            <text:p><text:span text:style-name="T3">CTA: "Learn more!"</text:span></text:p>
          </table:table-cell>
          <table:table-cell table:number-columns-repeated="3" table:style-name="ce9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YouTube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9" office:value-type="string" calcext:value-type="string">
            <text:p><text:span text:style-name="T1">Video</text:span><text:span text:style-name="T2">: Hair care routine demo.</text:span></text:p>
            <text:p><text:span text:style-name="T3">Time: 6 PM</text:span></text:p>
            <text:p><text:span text:style-name="T3">CTA: "Subscribe for more!"</text:span>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 text:c="2"/>Pinterest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<text:span text:style-name="T1">Infographic:</text:span><text:span text:style-name="T2"> Benefits of the serum.</text:span></text:p>
            <text:p><text:span text:style-name="T3">Time: 10 AM</text:span></text:p>
            <text:p><text:span text:style-name="T3">CTA: "Save this pin!"</text:span>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<text:s/>Twitter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<text:span text:style-name="T1">Tweet Thread:</text:span><text:span text:style-name="T2"> Tips for healthy hair.</text:span></text:p>
            <text:p><text:span text:style-name="T3">Time: 9 AM</text:span></text:p>
            <text:p><text:span text:style-name="T3">CTA: "Share your tips!"</text:span>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6" meta:object-count="0"/>
    <meta:generator>LibreOfficeDev/6.0.5.2$Linux_X86_64 LibreOffice_project/</meta:generator>
  </office:meta>
</office:document-meta>
</file>